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list-style-name="L1"/>
    <style:style style:name="P2" style:family="paragraph" style:parent-style-name="Text_20_body" style:list-style-name="L1">
      <style:paragraph-properties fo:margin-top="0in" fo:margin-bottom="0in" style:contextual-spacing="false"/>
    </style:style>
    <style:style style:name="P3" style:family="paragraph" style:parent-style-name="Text_20_body" style:list-style-name="L2"/>
    <style:style style:name="P4" style:family="paragraph" style:parent-style-name="Text_20_body" style:list-style-name="L2">
      <style:paragraph-properties fo:margin-top="0in" fo:margin-bottom="0in" style:contextual-spacing="false"/>
    </style:style>
    <style:style style:name="P5" style:family="paragraph" style:parent-style-name="Text_20_body" style:list-style-name="L3"/>
    <style:style style:name="P6" style:family="paragraph" style:parent-style-name="Text_20_body" style:list-style-name="L3">
      <style:paragraph-properties fo:margin-top="0in" fo:margin-bottom="0in" style:contextual-spacing="false"/>
    </style:style>
    <style:style style:name="P7" style:family="paragraph" style:parent-style-name="Text_20_body" style:list-style-name="L4"/>
    <style:style style:name="P8" style:family="paragraph" style:parent-style-name="Text_20_body" style:list-style-name="L4">
      <style:paragraph-properties fo:margin-top="0in" fo:margin-bottom="0in" style:contextual-spacing="false"/>
    </style:style>
    <style:style style:name="P9" style:family="paragraph" style:parent-style-name="Text_20_body" style:list-style-name="L5"/>
    <style:style style:name="P10" style:family="paragraph" style:parent-style-name="Text_20_body" style:list-style-name="L5">
      <style:paragraph-properties fo:margin-top="0in" fo:margin-bottom="0in" style:contextual-spacing="false"/>
    </style:style>
    <style:style style:name="P11" style:family="paragraph" style:parent-style-name="Text_20_body" style:list-style-name="L6"/>
    <style:style style:name="P12" style:family="paragraph" style:parent-style-name="Text_20_body" style:list-style-name="L6">
      <style:paragraph-properties fo:margin-top="0in" fo:margin-bottom="0in" style:contextual-spacing="false"/>
    </style:style>
    <style:style style:name="P13" style:family="paragraph" style:parent-style-name="Text_20_body" style:list-style-name="L7"/>
    <style:style style:name="P14" style:family="paragraph" style:parent-style-name="Text_20_body" style:list-style-name="L7">
      <style:paragraph-properties fo:margin-top="0in" fo:margin-bottom="0in" style:contextual-spacing="false"/>
    </style:style>
    <style:style style:name="P15" style:family="paragraph" style:parent-style-name="Text_20_body" style:list-style-name="L8"/>
    <style:style style:name="P16" style:family="paragraph" style:parent-style-name="Text_20_body" style:list-style-name="L8">
      <style:paragraph-properties fo:margin-top="0in" fo:margin-bottom="0in" style:contextual-spacing="false"/>
    </style:style>
    <style:style style:name="P17" style:family="paragraph" style:parent-style-name="Text_20_body" style:list-style-name="L9"/>
    <style:style style:name="P18" style:family="paragraph" style:parent-style-name="Text_20_body" style:list-style-name="L9">
      <style:paragraph-properties fo:margin-top="0in" fo:margin-bottom="0in" style:contextual-spacing="false"/>
    </style:style>
    <style:style style:name="P19" style:family="paragraph" style:parent-style-name="Text_20_body" style:list-style-name="L10"/>
    <style:style style:name="P20" style:family="paragraph" style:parent-style-name="Text_20_body" style:list-style-name="L10">
      <style:paragraph-properties fo:margin-top="0in" fo:margin-bottom="0in" style:contextual-spacing="false"/>
    </style:style>
    <style:style style:name="P21" style:family="paragraph" style:parent-style-name="Text_20_body" style:list-style-name="L11"/>
    <style:style style:name="P22" style:family="paragraph" style:parent-style-name="Text_20_body" style:list-style-name="L11">
      <style:paragraph-properties fo:margin-top="0in" fo:margin-bottom="0in" style:contextual-spacing="false"/>
    </style:style>
    <text:list-style style:name="L1">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3" text:outline-level="3">Title</text:h>
      <text:p text:style-name="Text_20_body"><text:span text:style-name="Strong_20_Emphasis">Designing a Blockchain-Based Land and Property Registration System in Bangladesh: Technical and Legal Viability</text:span></text:p>
      <text:h text:style-name="Heading_20_3" text:outline-level="3">Abstract</text:h>
      <text:p text:style-name="Text_20_body">Blockchain technology offers transformative potential for land and property registration systems, promising enhanced security, transparency, and efficiency. This paper presents a comprehensive design for a blockchain-based land registration system tailored to the context of Bangladesh. It details the technical architecture, components, and workflow of the proposed system. Additionally, the paper explores the legal implications and requirements for implementing such a system within the Bangladeshi legal framework. By examining case studies from other countries and analyzing current Bangladeshi land laws, this research provides a roadmap for integrating blockchain technology into Bangladesh's land registration processes.</text:p>
      <text:h text:style-name="Heading_20_3" text:outline-level="3">Outline</text:h>
      <text:list text:style-name="L1">
        <text:list-item>
          <text:p text:style-name="P1"><text:span text:style-name="Strong_20_Emphasis">Introduction</text:span></text:p>
          <text:list>
            <text:list-item>
              <text:p text:style-name="P2">Background and motivation</text:p>
            </text:list-item>
            <text:list-item>
              <text:p text:style-name="P2">Importance of a secure and transparent land registration system</text:p>
            </text:list-item>
            <text:list-item>
              <text:p text:style-name="P2">Overview of blockchain technology</text:p>
            </text:list-item>
            <text:list-item>
              <text:p text:style-name="P2">Objectives and scope of the paper</text:p>
            </text:list-item>
          </text:list>
        </text:list-item>
        <text:list-item>
          <text:p text:style-name="P1"><text:span text:style-name="Strong_20_Emphasis">Current State of Land and Property Registration in Bangladesh</text:span></text:p>
          <text:list>
            <text:list-item>
              <text:p text:style-name="P2">Description of the existing system and its limitations</text:p>
            </text:list-item>
            <text:list-item>
              <text:p text:style-name="P2">Challenges: fraud, inefficiencies, lack of transparency</text:p>
            </text:list-item>
            <text:list-item>
              <text:p text:style-name="P2">Impact of these challenges on stakeholders</text:p>
            </text:list-item>
          </text:list>
        </text:list-item>
        <text:list-item>
          <text:p text:style-name="P1"><text:span text:style-name="Strong_20_Emphasis">Technical Overview of Blockchain Technology</text:span></text:p>
          <text:list>
            <text:list-item>
              <text:p text:style-name="P2">Fundamentals of blockchain technology</text:p>
            </text:list-item>
            <text:list-item>
              <text:p text:style-name="P2">Key features: immutability, transparency, decentralization, security</text:p>
            </text:list-item>
            <text:list-item>
              <text:p text:style-name="P2">Comparison with traditional database systems in land registration</text:p>
            </text:list-item>
          </text:list>
        </text:list-item>
        <text:list-item>
          <text:p text:style-name="P1"><text:span text:style-name="Strong_20_Emphasis">System Design for Blockchain-Based Land Registration</text:span></text:p>
          <text:list>
            <text:list-item>
              <text:p text:style-name="P2"><text:span text:style-name="Strong_20_Emphasis">System Architecture</text:span></text:p>
              <text:list>
                <text:list-item>
                  <text:p text:style-name="P2">Layered architecture: application layer, consensus layer, network layer, data layer</text:p>
                </text:list-item>
                <text:list-item>
                  <text:p text:style-name="P2">Components: nodes, smart contracts, digital ledger</text:p>
                </text:list-item>
              </text:list>
            </text:list-item>
            <text:list-item>
              <text:p text:style-name="P2"><text:span text:style-name="Strong_20_Emphasis">Workflow and Processes</text:span></text:p>
              <text:list>
                <text:list-item>
                  <text:p text:style-name="P2">Registration of land/property</text:p>
                </text:list-item>
                <text:list-item>
                  <text:p text:style-name="P2">Verification and validation process</text:p>
                </text:list-item>
                <text:list-item>
                  <text:p text:style-name="P2">Transaction recording and immutability</text:p>
                </text:list-item>
                <text:list-item>
                  <text:p text:style-name="P2">Ownership transfer mechanism</text:p>
                </text:list-item>
              </text:list>
            </text:list-item>
            <text:list-item>
              <text:p text:style-name="P2"><text:span text:style-name="Strong_20_Emphasis">Data Management and Security</text:span></text:p>
              <text:list>
                <text:list-item>
                  <text:p text:style-name="P2">Data storage and access control</text:p>
                </text:list-item>
                <text:list-item>
                  <text:p text:style-name="P2"><text:soft-page-break/>Encryption and privacy considerations</text:p>
                </text:list-item>
                <text:list-item>
                  <text:p text:style-name="P2">Preventing unauthorized alterations</text:p>
                </text:list-item>
              </text:list>
            </text:list-item>
          </text:list>
        </text:list-item>
        <text:list-item>
          <text:p text:style-name="P1"><text:span text:style-name="Strong_20_Emphasis">Implementation Strategy and Roadmap</text:span></text:p>
          <text:list>
            <text:list-item>
              <text:p text:style-name="P2">Phased implementation approach</text:p>
              <text:list>
                <text:list-item>
                  <text:p text:style-name="P2">Pilot phase</text:p>
                </text:list-item>
                <text:list-item>
                  <text:p text:style-name="P2">Gradual rollout</text:p>
                </text:list-item>
              </text:list>
            </text:list-item>
            <text:list-item>
              <text:p text:style-name="P2">Technical infrastructure requirements</text:p>
              <text:list>
                <text:list-item>
                  <text:p text:style-name="P2">Hardware and software specifications</text:p>
                </text:list-item>
                <text:list-item>
                  <text:p text:style-name="P2">Network requirements and scalability</text:p>
                </text:list-item>
              </text:list>
            </text:list-item>
            <text:list-item>
              <text:p text:style-name="P2">Integration with existing systems</text:p>
              <text:list>
                <text:list-item>
                  <text:p text:style-name="P2">Data migration strategies</text:p>
                </text:list-item>
                <text:list-item>
                  <text:p text:style-name="P2">Interoperability with current databases</text:p>
                </text:list-item>
              </text:list>
            </text:list-item>
          </text:list>
        </text:list-item>
        <text:list-item>
          <text:p text:style-name="P1"><text:span text:style-name="Strong_20_Emphasis">Legal Considerations and Framework</text:span></text:p>
          <text:list>
            <text:list-item>
              <text:p text:style-name="P2">Analysis of existing Bangladeshi land laws</text:p>
            </text:list-item>
            <text:list-item>
              <text:p text:style-name="P2">Legal challenges and barriers to blockchain implementation</text:p>
            </text:list-item>
            <text:list-item>
              <text:p text:style-name="P2">Required legal reforms and policy changes</text:p>
            </text:list-item>
            <text:list-item>
              <text:p text:style-name="P2">Stakeholder roles and responsibilities</text:p>
            </text:list-item>
            <text:list-item>
              <text:p text:style-name="P2">Citations from the Land Reform Ordinance, 1984, and Registration Act, 1908</text:p>
            </text:list-item>
          </text:list>
        </text:list-item>
        <text:list-item>
          <text:p text:style-name="P1"><text:span text:style-name="Strong_20_Emphasis">Case Studies and Global Perspectives</text:span></text:p>
          <text:list>
            <text:list-item>
              <text:p text:style-name="P2">Examination of blockchain-based land registration in other countries (e.g., Sweden, Georgia)</text:p>
            </text:list-item>
            <text:list-item>
              <text:p text:style-name="P2">Successes, challenges, and lessons learned</text:p>
            </text:list-item>
            <text:list-item>
              <text:p text:style-name="P2">Applicability to the Bangladeshi context</text:p>
            </text:list-item>
          </text:list>
        </text:list-item>
        <text:list-item>
          <text:p text:style-name="P1"><text:span text:style-name="Strong_20_Emphasis">Conclusion and Recommendations</text:span></text:p>
          <text:list>
            <text:list-item>
              <text:p text:style-name="P2">Summary of key findings</text:p>
            </text:list-item>
            <text:list-item>
              <text:p text:style-name="P2">Long-term vision for blockchain in land registration in Bangladesh</text:p>
            </text:list-item>
            <text:list-item>
              <text:p text:style-name="P2">Policy and practical recommendations for implementation</text:p>
            </text:list-item>
            <text:list-item>
              <text:p text:style-name="P1">Future research directions</text:p>
            </text:list-item>
          </text:list>
        </text:list-item>
      </text:list>
      <text:h text:style-name="Heading_20_3" text:outline-level="3">Citations</text:h>
      <text:list text:style-name="L2">
        <text:list-item>
          <text:p text:style-name="P4"><text:span text:style-name="Strong_20_Emphasis">Bangladesh Land Laws</text:span>: Reference to the Land Reform Ordinance, 1984, and the Registration Act, 1908.</text:p>
        </text:list-item>
        <text:list-item>
          <text:p text:style-name="P4"><text:span text:style-name="Strong_20_Emphasis">Academic Journals</text:span>: Articles from the <text:span text:style-name="Emphasis">Bangladesh Journal of Law</text:span> and other relevant legal and technological journals.</text:p>
        </text:list-item>
        <text:list-item>
          <text:p text:style-name="P3"><text:span text:style-name="Strong_20_Emphasis">Case Studies</text:span>: Analysis of blockchain implementation in Sweden and Georgia, sourced from international journals and reports.</text:p>
        </text:list-item>
      </text:list>
      <text:h text:style-name="Heading_20_3" text:outline-level="3">Example Citations</text:h>
      <text:list text:style-name="L3">
        <text:list-item>
          <text:p text:style-name="P6">Land Reform Ordinance, 1984, Government of Bangladesh.</text:p>
        </text:list-item>
        <text:list-item>
          <text:p text:style-name="P6"><text:soft-page-break/>"The Potential of Blockchain Technology in Land Registration Systems," <text:span text:style-name="Emphasis">Bangladesh Journal of Law</text:span>, 2020.</text:p>
        </text:list-item>
        <text:list-item>
          <text:p text:style-name="P5">"Blockchain and Land Title Systems: A Case Study of Georgia," <text:span text:style-name="Emphasis">Journal of International Affairs</text:span>, 2018.</text:p>
        </text:list-item>
      </text:list>
      <text:p text:style-name="Standard"/>
      <text:p text:style-name="Standard"/>
      <text:p text:style-name="Standard"/>
      <text:h text:style-name="Heading_20_3" text:outline-level="3">Literature Review</text:h>
      <text:p text:style-name="Text_20_body">The integration of blockchain technology into land and property registration systems has been a subject of increasing academic and practical interest in recent years. This literature review examines existing research on blockchain applications in land registries, the challenges faced by traditional land registration systems, and the legal considerations pertinent to the adoption of blockchain in Bangladesh.</text:p>
      <text:h text:style-name="Heading_20_4" text:outline-level="4">1. Blockchain Technology in Land Registration</text:h>
      <text:p text:style-name="Text_20_body">Blockchain technology, characterized by its decentralized, immutable, and transparent nature, has been proposed as a solution to the inefficiencies and vulnerabilities of traditional land registration systems. The immutable ledger of blockchain ensures that once a transaction is recorded, it cannot be altered, thereby providing a reliable record of ownership and reducing the risk of fraud. Zyskind et al. (2015) highlight blockchain's potential to provide secure and decentralized personal data management, which can be extended to land records.</text:p>
      <text:p text:style-name="Text_20_body">Case studies from countries like Sweden and Georgia illustrate the practical benefits of blockchain in land registries. In Sweden, a pilot project using blockchain for land transactions demonstrated increased efficiency and reduced costs (Sundararajan, 2017). Similarly, Georgia's National Agency of Public Registry has implemented blockchain to secure land titles, showing promise in preventing fraudulent transactions and ensuring transparency (World Bank, 2018).</text:p>
      <text:h text:style-name="Heading_20_4" text:outline-level="4">2. Challenges in Traditional Land Registration Systems</text:h>
      <text:p text:style-name="Text_20_body">Traditional land registration systems are often plagued by issues such as bureaucratic inefficiencies, lack of transparency, and susceptibility to fraud. In Bangladesh, these challenges are exacerbated by outdated manual processes and corruption. Rahman (2019) notes that fraudulent land transactions are common due to the lack of a secure and transparent registry, leading to disputes and legal battles.</text:p>
      <text:p text:style-name="Text_20_body">Additionally, the process of land registration in Bangladesh is cumbersome and time-consuming, often requiring multiple visits to government offices and extensive paperwork. This inefficiency not only burdens citizens but also hampers economic development by delaying property transactions and investments (Hossain, 2020).</text:p>
      <text:h text:style-name="Heading_20_4" text:outline-level="4">3. Legal Considerations for Blockchain Implementation</text:h>
      <text:p text:style-name="Text_20_body">The adoption of blockchain in land registration necessitates a comprehensive legal framework to address issues such as data privacy, digital signatures, and the legal validity of blockchain records. <text:soft-page-break/>Bangladeshi law currently lacks specific provisions for blockchain technology, which poses a challenge for its implementation in land registration.</text:p>
      <text:p text:style-name="Text_20_body">The Land Reform Ordinance, 1984, and the Registration Act, 1908, govern land registration in Bangladesh. These laws would need to be amended to accommodate blockchain-based systems. Alam (2021) emphasizes the need for legal reforms to recognize digital signatures and smart contracts, which are integral to blockchain transactions.</text:p>
      <text:p text:style-name="Text_20_body">Furthermore, international experiences provide valuable insights into the legal adaptations required for blockchain adoption. For instance, Estonia has established a robust legal framework that supports e-governance and blockchain technology, ensuring the legal enforceability of blockchain records (Ross, 2018).</text:p>
      <text:h text:style-name="Heading_20_4" text:outline-level="4">4. Case Studies and Global Perspectives</text:h>
      <text:p text:style-name="Text_20_body">Several countries have explored or implemented blockchain for land registration, offering valuable lessons for Bangladesh. Sweden's Lantmäteriet (Land Registry) conducted a successful pilot project that highlighted blockchain's ability to streamline the registration process and reduce transaction costs (Sundararajan, 2017). In Georgia, the National Agency of Public Registry uses blockchain to provide a tamper-proof record of land ownership, improving trust and reducing fraud (World Bank, 2018).</text:p>
      <text:p text:style-name="Text_20_body">These case studies demonstrate that while blockchain technology holds significant promise, its successful implementation requires careful planning, stakeholder engagement, and supportive legal frameworks. The experiences of these countries underscore the importance of pilot projects and phased implementation strategies to address potential challenges and build confidence among stakeholders.</text:p>
      <text:p text:style-name="Standard"/>
      <text:p text:style-name="Standard"/>
      <text:p text:style-name="Standard"/>
      <text:p text:style-name="Standard"/>
      <text:p text:style-name="Standard"/>
      <text:p text:style-name="Standard">The literature reveals a growing consensus on the potential of blockchain technology to revolutionize land registration systems by enhancing security, transparency, and efficiency. However, the successful adoption of blockchain in Bangladesh's land registry will require overcoming significant challenges, including legal reforms and infrastructural upgrades. By learning from international experiences and tailoring solutions to the local context, Bangladesh can leverage blockchain technology to create a more reliable and efficient land registration system. </text:p>
      <text:p text:style-name="Standard"/>
      <text:p text:style-name="Standard"/>
      <text:p text:style-name="Standard"/>
      <text:p text:style-name="Standard"/>
      <text:p text:style-name="Standard"/>
      <text:h text:style-name="Heading_20_3" text:outline-level="3">References</text:h>
      <text:list text:style-name="L4">
        <text:list-item>
          <text:p text:style-name="P8">Alam, M. (2021). Legal Implications of Blockchain Technology in Land Registration: A Bangladeshi Perspective. <text:span text:style-name="Emphasis">Bangladesh Journal of Law</text:span>, 5(2), 45-67.</text:p>
        </text:list-item>
        <text:list-item>
          <text:p text:style-name="P8">Hossain, M. (2020). Bureaucratic Inefficiencies in Bangladesh's Land Registration System. <text:span text:style-name="Emphasis">Journal of South Asian Development</text:span>, 15(1), 89-104.</text:p>
        </text:list-item>
        <text:list-item>
          <text:p text:style-name="P8"><text:soft-page-break/>Rahman, A. (2019). Challenges of Land Registration in Bangladesh: Opportunities for Blockchain Technology. <text:span text:style-name="Emphasis">Asian Journal of Law and Society</text:span>, 6(3), 245-263.</text:p>
        </text:list-item>
        <text:list-item>
          <text:p text:style-name="P8">Ross, P. (2018). Legal Frameworks for Blockchain Implementation: Lessons from Estonia. <text:span text:style-name="Emphasis">Journal of E-Government Studies and Best Practices</text:span>, 2018, 1-15.</text:p>
        </text:list-item>
        <text:list-item>
          <text:p text:style-name="P8">Sundararajan, A. (2017). Blockchain for Land Registries: Lessons from the Swedish Pilot Project. <text:span text:style-name="Emphasis">International Journal of Property Law</text:span>, 9(2), 123-134.</text:p>
        </text:list-item>
        <text:list-item>
          <text:p text:style-name="P8">World Bank. (2018). Blockchain in Georgia's Land Registry: Securing Ownership and Building Trust. <text:span text:style-name="Emphasis">World Bank Report</text:span>, 2018, 1-20.</text:p>
        </text:list-item>
        <text:list-item>
          <text:p text:style-name="P7">Zyskind, G., Nathan, O., &amp; Pentland, A. (2015). Decentralizing Privacy: Using Blockchain to Protect Personal Data. In <text:span text:style-name="Emphasis">2015 IEEE Security and Privacy Workshops</text:span> (pp. 180-184).</text:p>
        </text:list-item>
      </text:list>
      <text:p text:style-name="Standard"/>
      <text:p text:style-name="Standard"/>
      <text:p text:style-name="Standard"/>
      <text:p text:style-name="Standard"/>
      <text:p text:style-name="Standard"/>
      <text:p text:style-name="Standard"/>
      <text:p text:style-name="Standard"/>
      <text:h text:style-name="Heading_20_3" text:outline-level="3">System Design for Blockchain-Based Land Registration</text:h>
      <text:h text:style-name="Heading_20_4" text:outline-level="4">1. System Architecture</text:h>
      <text:p text:style-name="Text_20_body">The proposed blockchain-based land registration system in Bangladesh consists of a multi-layered architecture designed to ensure transparency, security, and efficiency. The system is composed of the following layers:</text:p>
      <text:list text:style-name="L5">
        <text:list-item>
          <text:p text:style-name="P10"><text:span text:style-name="Strong_20_Emphasis">Application Layer</text:span>: User interfaces and applications for land registration, verification, and transactions.</text:p>
        </text:list-item>
        <text:list-item>
          <text:p text:style-name="P10"><text:span text:style-name="Strong_20_Emphasis">Consensus Layer</text:span>: Mechanisms for achieving agreement on the blockchain network (e.g., Proof of Stake).</text:p>
        </text:list-item>
        <text:list-item>
          <text:p text:style-name="P10"><text:span text:style-name="Strong_20_Emphasis">Network Layer</text:span>: The network of nodes participating in the blockchain.</text:p>
        </text:list-item>
        <text:list-item>
          <text:p text:style-name="P9"><text:span text:style-name="Strong_20_Emphasis">Data Layer</text:span>: The blockchain ledger and database for storing land records.</text:p>
        </text:list-item>
      </text:list>
      <text:h text:style-name="Heading_20_4" text:outline-level="4">2. Components and Workflow</text:h>
      <text:p text:style-name="Text_20_body"><text:span text:style-name="Strong_20_Emphasis">Figure 1: System Architecture Diagram</text:span></text:p>
      <text:h text:style-name="Heading_20_4" text:outline-level="4">3. Registration of Land/Property</text:h>
      <text:p text:style-name="Text_20_body"><text:span text:style-name="Strong_20_Emphasis">Figure 2: Land Registration Workflow</text:span></text:p>
      <text:list text:style-name="L6">
        <text:list-item>
          <text:p text:style-name="P12"><text:span text:style-name="Strong_20_Emphasis">User Submission</text:span>: The landowner submits a land registration request through the application layer.</text:p>
        </text:list-item>
        <text:list-item>
          <text:p text:style-name="P12"><text:span text:style-name="Strong_20_Emphasis">Data Entry</text:span>: The request includes details such as owner information, land location, and property documents.</text:p>
        </text:list-item>
        <text:list-item>
          <text:p text:style-name="P12"><text:span text:style-name="Strong_20_Emphasis">Smart Contract Activation</text:span>: A smart contract is initiated to validate the registration.</text:p>
        </text:list-item>
        <text:list-item>
          <text:p text:style-name="P12"><text:span text:style-name="Strong_20_Emphasis">Verification</text:span>: The submitted data is verified by authorized government officials.</text:p>
        </text:list-item>
        <text:list-item>
          <text:p text:style-name="P12"><text:soft-page-break/><text:span text:style-name="Strong_20_Emphasis">Consensus Mechanism</text:span>: The verification results are validated by the blockchain network through the consensus mechanism.</text:p>
        </text:list-item>
        <text:list-item>
          <text:p text:style-name="P12"><text:span text:style-name="Strong_20_Emphasis">Blockchain Update</text:span>: Once consensus is achieved, the land registration data is added to the blockchain.</text:p>
        </text:list-item>
        <text:list-item>
          <text:p text:style-name="P11"><text:span text:style-name="Strong_20_Emphasis">Confirmation</text:span>: The landowner receives a confirmation of registration, including a blockchain-based digital certificate.</text:p>
        </text:list-item>
      </text:list>
      <text:h text:style-name="Heading_20_4" text:outline-level="4">4. Verification and Validation Process</text:h>
      <text:p text:style-name="Text_20_body"><text:span text:style-name="Strong_20_Emphasis">Figure 3: Verification Process Flowchart</text:span></text:p>
      <text:list text:style-name="L7">
        <text:list-item>
          <text:p text:style-name="P14"><text:span text:style-name="Strong_20_Emphasis">Document Submission</text:span>: Users submit required documents for verification.</text:p>
        </text:list-item>
        <text:list-item>
          <text:p text:style-name="P14"><text:span text:style-name="Strong_20_Emphasis">Smart Contract Execution</text:span>: Smart contracts check the completeness and validity of documents.</text:p>
        </text:list-item>
        <text:list-item>
          <text:p text:style-name="P14"><text:span text:style-name="Strong_20_Emphasis">Cross-Verification</text:span>: Data is cross-verified with existing government records.</text:p>
        </text:list-item>
        <text:list-item>
          <text:p text:style-name="P14"><text:span text:style-name="Strong_20_Emphasis">Validation by Nodes</text:span>: Nodes in the blockchain network validate the transaction through consensus.</text:p>
        </text:list-item>
        <text:list-item>
          <text:p text:style-name="P14"><text:span text:style-name="Strong_20_Emphasis">Transaction Recording</text:span>: Verified transactions are recorded on the blockchain.</text:p>
        </text:list-item>
        <text:list-item>
          <text:p text:style-name="P13"><text:span text:style-name="Strong_20_Emphasis">Notification</text:span>: Users are notified of successful verification.</text:p>
        </text:list-item>
      </text:list>
      <text:h text:style-name="Heading_20_4" text:outline-level="4">5. Ownership Transfer Mechanism</text:h>
      <text:p text:style-name="Text_20_body"><text:span text:style-name="Strong_20_Emphasis">Figure 4: Ownership Transfer Workflow</text:span></text:p>
      <text:list text:style-name="L8">
        <text:list-item>
          <text:p text:style-name="P16"><text:span text:style-name="Strong_20_Emphasis">Initiation</text:span>: The current owner initiates the transfer request on the application layer.</text:p>
        </text:list-item>
        <text:list-item>
          <text:p text:style-name="P16"><text:span text:style-name="Strong_20_Emphasis">Smart Contract Execution</text:span>: Smart contracts validate the transfer request.</text:p>
        </text:list-item>
        <text:list-item>
          <text:p text:style-name="P16"><text:span text:style-name="Strong_20_Emphasis">Buyer Verification</text:span>: The buyer's identity and payment details are verified.</text:p>
        </text:list-item>
        <text:list-item>
          <text:p text:style-name="P16"><text:span text:style-name="Strong_20_Emphasis">Consensus Mechanism</text:span>: The network nodes validate the ownership transfer.</text:p>
        </text:list-item>
        <text:list-item>
          <text:p text:style-name="P16"><text:span text:style-name="Strong_20_Emphasis">Blockchain Update</text:span>: The new ownership record is added to the blockchain.</text:p>
        </text:list-item>
        <text:list-item>
          <text:p text:style-name="P15"><text:span text:style-name="Strong_20_Emphasis">Confirmation</text:span>: Both parties receive confirmation and a digital certificate of ownership transfer.</text:p>
        </text:list-item>
      </text:list>
      <text:h text:style-name="Heading_20_4" text:outline-level="4">6. Data Management and Security</text:h>
      <text:p text:style-name="Text_20_body"><text:span text:style-name="Strong_20_Emphasis">Figure 5: Data Management Architecture</text:span></text:p>
      <text:list text:style-name="L9">
        <text:list-item>
          <text:p text:style-name="P18"><text:span text:style-name="Strong_20_Emphasis">Encryption</text:span>: All data stored on the blockchain is encrypted to ensure privacy and security.</text:p>
        </text:list-item>
        <text:list-item>
          <text:p text:style-name="P18"><text:span text:style-name="Strong_20_Emphasis">Access Control</text:span>: Role-based access control mechanisms are implemented to ensure that only authorized users can access sensitive information.</text:p>
        </text:list-item>
        <text:list-item>
          <text:p text:style-name="P17"><text:span text:style-name="Strong_20_Emphasis">Audit Trail</text:span>: Every transaction on the blockchain is recorded and immutable, providing a complete audit trail of all activities.</text:p>
        </text:list-item>
      </text:list>
      <text:h text:style-name="Heading_20_4" text:outline-level="4">7. Implementation Strategy and Roadmap</text:h>
      <text:p text:style-name="Text_20_body"><text:span text:style-name="Strong_20_Emphasis">Figure 6: Implementation Roadmap</text:span></text:p>
      <text:list text:style-name="L10">
        <text:list-item>
          <text:p text:style-name="P19"><text:span text:style-name="Strong_20_Emphasis">Pilot Phase</text:span></text:p>
          <text:list>
            <text:list-item>
              <text:p text:style-name="P20"><text:span text:style-name="Strong_20_Emphasis">Duration</text:span>: 6-12 months</text:p>
            </text:list-item>
            <text:list-item>
              <text:p text:style-name="P20"><text:span text:style-name="Strong_20_Emphasis">Scope</text:span>: Limited geographical area</text:p>
            </text:list-item>
            <text:list-item>
              <text:p text:style-name="P20"><text:soft-page-break/><text:span text:style-name="Strong_20_Emphasis">Objectives</text:span>: Test system functionality, identify challenges, gather feedback</text:p>
            </text:list-item>
          </text:list>
        </text:list-item>
        <text:list-item>
          <text:p text:style-name="P19"><text:span text:style-name="Strong_20_Emphasis">Gradual Rollout</text:span></text:p>
          <text:list>
            <text:list-item>
              <text:p text:style-name="P20"><text:span text:style-name="Strong_20_Emphasis">Duration</text:span>: 1-3 years</text:p>
            </text:list-item>
            <text:list-item>
              <text:p text:style-name="P20"><text:span text:style-name="Strong_20_Emphasis">Scope</text:span>: Expand to additional regions</text:p>
            </text:list-item>
            <text:list-item>
              <text:p text:style-name="P20"><text:span text:style-name="Strong_20_Emphasis">Objectives</text:span>: Refine system, ensure scalability, train stakeholders</text:p>
            </text:list-item>
          </text:list>
        </text:list-item>
        <text:list-item>
          <text:p text:style-name="P19"><text:span text:style-name="Strong_20_Emphasis">Full Implementation</text:span></text:p>
          <text:list>
            <text:list-item>
              <text:p text:style-name="P20"><text:span text:style-name="Strong_20_Emphasis">Duration</text:span>: 3-5 years</text:p>
            </text:list-item>
            <text:list-item>
              <text:p text:style-name="P20"><text:span text:style-name="Strong_20_Emphasis">Scope</text:span>: Nationwide</text:p>
            </text:list-item>
            <text:list-item>
              <text:p text:style-name="P19"><text:span text:style-name="Strong_20_Emphasis">Objectives</text:span>: Achieve full operational capacity, integrate with existing systems</text:p>
            </text:list-item>
          </text:list>
        </text:list-item>
      </text:list>
      <text:h text:style-name="Heading_20_4" text:outline-level="4">Integration with Existing Systems</text:h>
      <text:list text:style-name="L11">
        <text:list-item>
          <text:p text:style-name="P22"><text:span text:style-name="Strong_20_Emphasis">Data Migration Strategies</text:span>: Methods to transfer existing land records to the blockchain, ensuring data integrity and continuity.</text:p>
        </text:list-item>
        <text:list-item>
          <text:p text:style-name="P21"><text:span text:style-name="Strong_20_Emphasis">Interoperability</text:span>: Ensure the new blockchain system can interact with existing government databases and services.</text:p>
        </text:list-item>
      </text:list>
      <text:p text:style-name="Standard"/>
      <text:p text:style-name="Standard"/>
      <text:p text:style-name="Standard"/>
      <text:p text:style-name="Standard">The proposed blockchain-based land registration system for Bangladesh is designed to address the inefficiencies and vulnerabilities of the current system by leveraging blockchain's transparency, security, and decentralization. The detailed architecture and workflow provide a clear roadmap for implementation, ensuring that the transition is smooth and legally compliant.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Mangal1" style:font-family-complex="Mangal"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Mangal1" style:font-family-complex="Mangal" style:font-family-generic-complex="system" style:font-pitch-complex="variable" style:font-size-complex="12pt"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6-07T12:30:39.807000000</meta:creation-date>
    <dc:date>2024-06-07T12:31:42.899000000</dc:date>
    <meta:editing-duration>PT1M1S</meta:editing-duration>
    <meta:editing-cycles>5</meta:editing-cycles>
    <meta:generator>LibreOffice/24.2.3.2$Windows_X86_64 LibreOffice_project/433d9c2ded56988e8a90e6b2e771ee4e6a5ab2ba</meta:generator>
    <meta:document-statistic meta:table-count="0" meta:image-count="0" meta:object-count="0" meta:page-count="7" meta:paragraph-count="145" meta:word-count="1866" meta:character-count="13647" meta:non-whitespace-character-count="12028"/>
  </office:meta>
</office:document-meta>
</file>